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P8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 (Wsp after <text:s/>&gt;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onnector draw:style-name="gr3" draw:text-style-name="P4" draw:layer="layout" draw:line-skew="1.595cm" svg:x1="12.429cm" svg:y1="17.09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6.254cm" svg:height="6.805cm" svg:x="21.819cm" svg:y="8.717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819cm" svg:y2="12.119cm" draw:start-shape="id12" draw:start-glue-point="7" draw:end-shape="id13" draw:end-glue-point="5">
          <text:p text:style-name="P3"/>
        </draw:connector>
        <draw:custom-shape draw:style-name="condition" draw:id="id14" draw:layer="layout" svg:width="4.993cm" svg:height="1.308cm" svg:x="22.235cm" svg:y="10.01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82cm" svg:x1="27.228cm" svg:y1="10.663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947cm" svg:height="1.308cm" svg:x="22.37cm" svg:y="11.595cm">
          <text:p text:style-name="P3">equal( D ) ?</text:p>
          <text:p text:style-name="P3">addCharToBuffer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898cm" svg:x1="27.317cm" svg:y1="12.248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onnector draw:style-name="gr3" draw:text-style-name="P4" draw:layer="layout" draw:line-skew="7.071cm" svg:x1="22.195cm" svg:y1="14.26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  <draw:custom-shape draw:style-name="gr4" draw:text-style-name="P4" draw:id="id18" draw:layer="layout" svg:width="5.453cm" svg:height="1.754cm" svg:x="22.195cm" svg:y="13.384cm">
          <text:p text:style-name="P3">isAnyChar ?</text:p>
          <text:p text:style-name="P3">reportError(Invalid char after &lt;!)</text:p>
          <text:p text:style-name="P3">addToTagName</text:p>
          <text:p text:style-name="P3">pushState(begin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" draw:layer="layout" svg:width="6.997cm" svg:height="1.888cm" svg:x="12.429cm" svg:y="16.148cm">
          <text:p text:style-name="P3">isAnyChar ?</text:p>
          <text:p text:style-name="P3">reportError( Invalid char after &gt; )</text:p>
          <text:p text:style-name="P3">addToTagName</text:p>
          <text:p text:style-name="P3">pushState( begin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omment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7.79cm" svg:height="7.155cm" svg:x="1.44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1.73cm" svg:y1="5.452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6.928cm" svg:height="1.256cm" svg:x="1.985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431cm" svg:x2="11.602cm" svg:y2="5.464cm" draw:start-shape="id23" draw:start-glue-point="7" draw:end-shape="id24">
          <text:p text:style-name="P3"/>
        </draw:connector>
        <draw:connector draw:style-name="gr3" draw:text-style-name="P4" draw:layer="layout" draw:type="curve" svg:x1="8.868cm" svg:y1="9.18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7.47cm" svg:height="7.115cm" svg:x="20.435cm" svg:y="5.535cm">
          <text:p text:style-name="P3">first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4.169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10.395cm" svg:height="7.5cm" svg:x="8.672cm" svg:y="11.327cm">
          <text:p text:style-name="P3">secondD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6.316cm" svg:height="0.699cm" svg:x="20.891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7.207cm" svg:y1="7.3cm" svg:x2="19.067cm" svg:y2="15.077cm" draw:start-shape="id29" draw:start-glue-point="7" draw:end-shape="id30">
          <text:p text:style-name="P3"/>
        </draw:connector>
        <draw:connector draw:style-name="gr3" draw:text-style-name="P4" draw:layer="layout" draw:type="curve" svg:x1="21.097cm" svg:y1="10.955cm" svg:x2="14.351cm" svg:y2="7.735cm" draw:start-shape="id31" draw:start-glue-point="5" draw:end-shape="id24" draw:end-glue-point="6">
          <text:p text:style-name="P3"/>
        </draw:connector>
        <draw:connector draw:style-name="gr3" draw:text-style-name="P4" draw:layer="layout" draw:type="curve" svg:x1="20.888cm" svg:y1="8.848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8.583cm" svg:height="1.5cm" svg:x="9.872cm" svg:y="12.746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9.872cm" svg:y1="13.495cm" svg:x2="6.827cm" svg:y2="13.427cm" draw:start-shape="id33" draw:start-glue-point="5" draw:end-shape="id22" draw:end-glue-point="10">
          <text:p text:style-name="P3"/>
        </draw:connector>
        <draw:connector draw:style-name="gr3" draw:text-style-name="P4" draw:layer="layout" draw:type="curve" draw:line-skew="-1.978cm -4.017cm" svg:x1="10.141cm" svg:y1="17.577cm" svg:x2="14.351cm" svg:y2="7.735cm" draw:start-shape="id34" draw:start-glue-point="5" draw:end-shape="id24" draw:end-glue-point="6">
          <text:p text:style-name="P3"/>
        </draw:connector>
        <draw:connector draw:style-name="gr3" draw:text-style-name="P4" draw:layer="layout" draw:type="curve" svg:x1="18.661cm" svg:y1="15.635cm" svg:x2="19.067cm" svg:y2="15.076cm" draw:start-shape="id35" draw:start-glue-point="7" draw:end-shape="id30" draw:end-glue-point="7">
          <text:p text:style-name="P3"/>
        </draw:connector>
        <draw:custom-shape draw:style-name="gr4" draw:text-style-name="P4" draw:id="id21" draw:layer="layout" svg:width="7.68cm" svg:height="1.89cm" svg:x="1.73cm" svg:y="4.508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2" draw:layer="layout" svg:width="6.612cm" svg:height="1.62cm" svg:x="20.888cm" svg:y="8.039cm">
          <text:p text:style-name="P3">equal( &gt; ) ?</text:p>
          <text:p text:style-name="P3">reportWarning(Wrong end of comment)</text:p>
          <text:p text:style-name="P3">addStringToBuffer( -&gt;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1" draw:layer="layout" svg:width="6.227cm" svg:height="1.769cm" svg:x="21.097cm" svg:y="10.071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4" draw:layer="layout" svg:width="8.584cm" svg:height="1.485cm" svg:x="10.141cm" svg:y="16.835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25" draw:layer="layout" svg:width="7.175cm" svg:height="1.755cm" svg:x="1.695cm" svg:y="8.31cm">
          <text:p text:style-name="P3">isAnyChar ?</text:p>
          <text:p text:style-name="P3">reportError(Comment does not start with &lt;!--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35" draw:layer="layout" svg:width="9.045cm" svg:height="1.92cm" svg:x="9.616cm" svg:y="14.676cm">
          <text:p text:style-name="P3">equal( - ) ?</text:p>
          <text:p text:style-name="P3">addCharToBuffer</text:p>
          <text:p text:style-name="P3">reportWarning(Adjacent hyphens wihtin comment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Text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41" draw:layer="layout" svg:width="6.745cm" svg:height="8.39cm" svg:x="10.49cm" svg:y="6.84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6.128cm" svg:height="1.755cm" svg:x="10.76cm" svg:y="8.06cm">
          <text:p text:style-name="P3">equal( &amp; ) ?</text:p>
          <text:p text:style-name="P3">addCharToBuffer</text:p>
          <text:p text:style-name="P3">pushState(startText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37" draw:layer="layout" svg:width="4.979cm" svg:height="1.219cm" svg:x="19.07cm" svg:y="7.163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888cm" svg:y1="8.937cm" svg:x2="21.559cm" svg:y2="8.382cm" draw:start-shape="id36" draw:start-glue-point="7" draw:end-shape="id37" draw:end-glue-point="2">
          <text:p text:style-name="P3"/>
        </draw:connector>
        <draw:custom-shape draw:style-name="condition" draw:id="id38" draw:layer="layout" svg:width="6.129cm" svg:height="1.841cm" svg:x="10.843cm" svg:y="10.085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9" draw:layer="layout" svg:width="1.5cm" svg:height="1.5cm" svg:x="5.644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3cm" svg:y1="11.004cm" svg:x2="7.144cm" svg:y2="11.723cm" draw:start-shape="id38" draw:start-glue-point="5" draw:end-shape="id39">
          <text:p text:style-name="P3"/>
        </draw:connector>
        <draw:custom-shape draw:style-name="condition" draw:id="id40" draw:layer="layout" svg:width="6.128cm" svg:height="1.867cm" svg:x="10.861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508cm" svg:x2="17.235cm" svg:y2="11.039cm" draw:start-shape="id40" draw:start-glue-point="7" draw:end-shape="id41" draw:end-glue-point="7">
          <text:p text:style-name="P3"/>
        </draw:connector>
        <draw:connector draw:style-name="gr3" draw:text-style-name="P4" draw:layer="layout" draw:type="curve" draw:line-skew="-1.127cm" svg:x1="21.559cm" svg:y1="7.163cm" svg:x2="13.862cm" svg:y2="6.845cm" draw:start-shape="id37" draw:start-glue-point="0" draw:end-shape="id41" draw:end-glue-point="4">
          <text:p text:style-name="P3"/>
        </draw:connector>
      </draw:page>
      <draw:page draw:name="Entity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6cm" svg:y="1.135cm">
          <draw:text-box>
            <text:p text:style-name="P1"><text:span text:style-name="T1">Entity Parser</text:span></text:p>
          </draw:text-box>
        </draw:frame>
        <draw:custom-shape draw:style-name="state" draw:id="id45" draw:layer="layout" svg:width="6.745cm" svg:height="8.39cm" svg:x="10.491cm" svg:y="6.845cm">
          <text:p text:style-name="P3">startEntit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6" draw:layer="layout" svg:width="6.128cm" svg:height="1.755cm" svg:x="10.761cm" svg:y="8.06cm">
          <text:p text:style-name="P3">equal( ; ) ?</text:p>
          <text:p text:style-name="P3">createEntity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42" draw:layer="layout" svg:width="6.129cm" svg:height="1.841cm" svg:x="10.844cm" svg:y="10.085cm">
          <text:p text:style-name="P3">isWhiteSpace ?</text:p>
          <text:p text:style-name="P3">addCharToBuffe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43" draw:layer="layout" svg:width="1.5cm" svg:height="1.5cm" svg:x="5.645cm" svg:y="10.973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0.844cm" svg:y1="11.004cm" svg:x2="7.145cm" svg:y2="11.723cm" draw:start-shape="id42" draw:start-glue-point="5" draw:end-shape="id43">
          <text:p text:style-name="P3"/>
        </draw:connector>
        <draw:custom-shape draw:style-name="condition" draw:id="id44" draw:layer="layout" svg:width="6.128cm" svg:height="1.867cm" svg:x="10.862cm" svg:y="12.575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9cm" svg:y1="13.508cm" svg:x2="17.236cm" svg:y2="11.039cm" draw:start-shape="id44" draw:start-glue-point="7" draw:end-shape="id45" draw:end-glue-point="7">
          <text:p text:style-name="P3"/>
        </draw:connector>
        <draw:connector draw:style-name="gr3" draw:text-style-name="P4" draw:layer="layout" draw:type="lines" svg:x1="10.761cm" svg:y1="8.937cm" svg:x2="6.394cm" svg:y2="10.973cm" draw:start-shape="id46" draw:start-glue-point="5" draw:end-shape="id43" draw:end-glue-point="4">
          <text:p text:style-name="P3"/>
        </draw:connector>
      </draw:page>
      <draw:page draw:name="DocType parser" draw:style-name="dp1" draw:master-page-name="Standard">
        <office:forms form:automatic-focus="false" form:apply-design-mode="false"/>
        <draw:frame draw:style-name="gr1" draw:text-style-name="P2" draw:layer="layout" svg:width="7.5cm" svg:height="1.5cm" svg:x="11.137cm" svg:y="1.135cm">
          <draw:text-box>
            <text:p text:style-name="P1"><text:span text:style-name="T1">DocType Parser</text:span></text:p>
          </draw:text-box>
        </draw:frame>
        <draw:custom-shape draw:style-name="state" draw:id="id48" draw:layer="layout" svg:width="6.745cm" svg:height="6.885cm" svg:x="10.492cm" svg:y="6.845cm">
          <text:p text:style-name="P3">startDoc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49" draw:layer="layout" svg:width="6.128cm" svg:height="1.755cm" svg:x="10.806cm" svg:y="8.427cm">
          <text:p text:style-name="P3">equal( &gt; ) ?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50" draw:layer="layout" svg:width="1.5cm" svg:height="1.5cm" svg:x="3.719cm" svg:y="8.5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7" draw:layer="layout" svg:width="6.128cm" svg:height="1.867cm" svg:x="10.816cm" svg:y="10.953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44cm" svg:y1="11.886cm" svg:x2="17.237cm" svg:y2="10.287cm" draw:start-shape="id47" draw:start-glue-point="7" draw:end-shape="id48" draw:end-glue-point="7">
          <text:p text:style-name="P3"/>
        </draw:connector>
        <draw:connector draw:style-name="gr3" draw:text-style-name="P4" draw:layer="layout" draw:type="lines" svg:x1="10.806cm" svg:y1="9.304cm" svg:x2="5.219cm" svg:y2="9.273cm" draw:start-shape="id49" draw:start-glue-point="5" draw:end-shape="id50" draw:end-glue-point="10">
          <text:p text:style-name="P3"/>
        </draw:connector>
      </draw:page>
      <draw:page draw:name="Double Quoted String Parser" draw:style-name="dp1" draw:master-page-name="Standard">
        <office:forms form:automatic-focus="false" form:apply-design-mode="false"/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55" draw:layer="layout" svg:width="7.001cm" svg:height="9.466cm" svg:x="11.57cm" svg:y="5.669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2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51" draw:layer="layout" svg:width="5.845cm" svg:height="1.029cm" svg:x="12.282cm" svg:y="7.006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282cm" svg:y1="7.52cm" svg:x2="5.878cm" svg:y2="8.738cm" draw:start-shape="id51" draw:start-glue-point="5" draw:end-shape="id52" draw:end-glue-point="10">
          <text:p text:style-name="P3"/>
        </draw:connector>
        <draw:custom-shape draw:style-name="submachine" draw:id="id54" draw:layer="layout" svg:width="4.979cm" svg:height="1.219cm" svg:x="20.103cm" svg:y="6.087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366cm" svg:y1="9.542cm" svg:x2="22.592cm" svg:y2="7.306cm" draw:start-shape="id53" draw:start-glue-point="7" draw:end-shape="id54" draw:end-glue-point="2">
          <text:p text:style-name="P3"/>
        </draw:connector>
        <draw:connector draw:style-name="gr3" draw:text-style-name="P4" draw:layer="layout" draw:type="curve" svg:x1="22.592cm" svg:y1="6.087cm" svg:x2="15.07cm" svg:y2="5.669cm" draw:start-shape="id54" draw:start-glue-point="0" draw:end-shape="id55">
          <text:p text:style-name="P3"/>
        </draw:connector>
        <draw:custom-shape draw:style-name="submachine" draw:id="id57" draw:layer="layout" svg:width="4.979cm" svg:height="1.219cm" svg:x="20.276cm" svg:y="10.972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85cm" svg:y1="11.936cm" svg:x2="20.276cm" svg:y2="11.581cm" draw:start-shape="id56" draw:start-glue-point="7" draw:end-shape="id57" draw:end-glue-point="3">
          <text:p text:style-name="P3"/>
        </draw:connector>
        <draw:connector draw:style-name="gr3" draw:text-style-name="P4" draw:layer="layout" draw:type="curve" svg:x1="22.765cm" svg:y1="10.972cm" svg:x2="18.571cm" svg:y2="10.401cm" draw:start-shape="id57" draw:start-glue-point="0" draw:end-shape="id55" draw:end-glue-point="7">
          <text:p text:style-name="P3"/>
        </draw:connector>
        <draw:custom-shape draw:style-name="condition" draw:id="id58" draw:layer="layout" svg:width="5.801cm" svg:height="1.415cm" svg:x="12.326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326cm" svg:y1="14.028cm" svg:x2="11.57cm" svg:y2="10.401cm" draw:start-shape="id58" draw:start-glue-point="5" draw:end-shape="id55" draw:end-glue-point="5">
          <text:p text:style-name="P3"/>
        </draw:connector>
        <draw:custom-shape draw:style-name="gr4" draw:text-style-name="P4" draw:id="id53" draw:layer="layout" svg:width="6.256cm" svg:height="1.9cm" svg:x="12.11cm" svg:y="8.593cm">
          <text:p text:style-name="P3">equal( &amp;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56" draw:layer="layout" svg:width="6.21cm" svg:height="2.16cm" svg:x="11.975cm" svg:y="10.857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Single Quoted String Parser" draw:style-name="dp1" draw:master-page-name="Standard">
        <office:forms form:automatic-focus="false" form:apply-design-mode="false"/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63" draw:layer="layout" svg:width="7.97cm" svg:height="9.466cm" svg:x="11.165cm" svg:y="5.669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0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9" draw:layer="layout" svg:width="6.885cm" svg:height="1.029cm" svg:x="11.705cm" svg:y="7.006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705cm" svg:y1="7.52cm" svg:x2="5.878cm" svg:y2="8.738cm" draw:start-shape="id59" draw:start-glue-point="5" draw:end-shape="id60" draw:end-glue-point="10">
          <text:p text:style-name="P3"/>
        </draw:connector>
        <draw:custom-shape draw:style-name="submachine" draw:text-style-name="P6" draw:id="id62" draw:layer="layout" svg:width="4.979cm" svg:height="1.219cm" svg:x="20.103cm" svg:y="6.087cm">
          <text:p text:style-name="P3"><text:span text:style-name="T2">startEntit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588cm" svg:y1="9.363cm" svg:x2="22.592cm" svg:y2="7.306cm" draw:start-shape="id61" draw:start-glue-point="7" draw:end-shape="id62" draw:end-glue-point="2">
          <text:p text:style-name="P3"/>
        </draw:connector>
        <draw:connector draw:style-name="gr3" draw:text-style-name="P4" draw:layer="layout" draw:type="curve" svg:x1="22.592cm" svg:y1="6.087cm" svg:x2="15.15cm" svg:y2="5.669cm" draw:start-shape="id62" draw:start-glue-point="0" draw:end-shape="id63">
          <text:p text:style-name="P3"/>
        </draw:connector>
        <draw:custom-shape draw:style-name="submachine" draw:text-style-name="P6" draw:id="id65" draw:layer="layout" svg:width="4.979cm" svg:height="1.219cm" svg:x="20.276cm" svg:y="10.972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725cm" svg:y1="11.95cm" svg:x2="20.276cm" svg:y2="11.581cm" draw:start-shape="id64" draw:start-glue-point="7" draw:end-shape="id65" draw:end-glue-point="3">
          <text:p text:style-name="P3"/>
        </draw:connector>
        <draw:connector draw:style-name="gr3" draw:text-style-name="P4" draw:layer="layout" draw:type="curve" svg:x1="22.765cm" svg:y1="10.972cm" svg:x2="19.135cm" svg:y2="10.401cm" draw:start-shape="id65" draw:start-glue-point="0" draw:end-shape="id63" draw:end-glue-point="7">
          <text:p text:style-name="P3"/>
        </draw:connector>
        <draw:custom-shape draw:style-name="condition" draw:text-style-name="P7" draw:id="id66" draw:layer="layout" svg:width="7.155cm" svg:height="1.415cm" svg:x="11.705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1.705cm" svg:y1="14.028cm" svg:x2="11.165cm" svg:y2="10.401cm" draw:start-shape="id66" draw:start-glue-point="5" draw:end-shape="id63" draw:end-glue-point="5">
          <text:p text:style-name="P3"/>
        </draw:connector>
        <draw:custom-shape draw:style-name="gr4" draw:text-style-name="P4" draw:id="id61" draw:layer="layout" svg:width="7.2cm" svg:height="1.755cm" svg:x="11.388cm" svg:y="8.486cm">
          <text:p text:style-name="P3"><text:span text:style-name="T3">equal( &amp;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4" draw:layer="layout" svg:width="7.186cm" svg:height="1.668cm" svg:x="11.539cm" svg:y="11.117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\ found Parser" draw:style-name="dp1" draw:master-page-name="Standard">
        <office:forms form:automatic-focus="false" form:apply-design-mode="false"/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8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7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67" draw:start-glue-point="5" draw:end-shape="id68" draw:end-glue-point="10">
          <text:p text:style-name="P3"/>
        </draw:connector>
      </draw:page>
      <draw:page draw:name="Element parser" draw:style-name="dp1" draw:master-page-name="Standard">
        <office:forms form:automatic-focus="false" form:apply-design-mode="false"/>
        <draw:frame draw:style-name="gr1" draw:text-style-name="P5" draw:layer="layout" svg:width="8.5cm" svg:height="1.5cm" svg:x="0.636cm" svg:y="0.635cm">
          <draw:text-box>
            <text:p text:style-name="P8"><text:span text:style-name="T1">Element Parser</text:span></text:p>
          </draw:text-box>
        </draw:frame>
        <draw:custom-shape draw:style-name="state" draw:text-style-name="P6" draw:id="id70" draw:layer="layout" svg:width="6.019cm" svg:height="9.886cm" svg:x="1.713cm" svg:y="1.85cm">
          <text:p text:style-name="P6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72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71" draw:layer="layout" svg:width="4.992cm" svg:height="1.35cm" svg:x="2.226cm" svg:y="3.071cm">
          <text:p text:style-name="P7"><text:span text:style-name="T3">equal( &gt; ) ?</text:span></text:p>
          <text:p text:style-name="P7"><text:span text:style-name="T3">createTag</text:span></text:p>
          <text:p text:style-name="P7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6" draw:layer="layout" svg:width="4.957cm" svg:height="1.243cm" svg:x="2.251cm" svg:y="6.845cm">
          <text:p text:style-name="P7"><text:span text:style-name="T3">isWhiteSpace ?</text:span></text:p>
          <text:p text:style-name="P7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5" draw:layer="layout" svg:width="4.949cm" svg:height="1.415cm" svg:x="2.352cm" svg:y="10.03cm">
          <text:p text:style-name="P7"><text:span text:style-name="T3">isAnyChar ?</text:span></text:p>
          <text:p text:style-name="P7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31cm" svg:y1="9.013cm" svg:x2="7.732cm" svg:y2="6.792cm" draw:start-shape="id69" draw:start-glue-point="7" draw:end-shape="id70" draw:end-glue-point="7">
          <text:p text:style-name="P3"/>
        </draw:connector>
        <draw:custom-shape draw:style-name="state" draw:text-style-name="P6" draw:id="id78" draw:layer="layout" svg:width="5.402cm" svg:height="7.531cm" svg:x="10.895cm" svg:y="4.145cm">
          <text:p text:style-name="P6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71" draw:start-glue-point="7" draw:end-shape="id72" draw:end-glue-point="6">
          <text:p text:style-name="P3"/>
        </draw:connector>
        <draw:custom-shape draw:style-name="condition" draw:text-style-name="P7" draw:id="id73" draw:layer="layout" svg:width="4.296cm" svg:height="2.124cm" svg:x="11.307cm" svg:y="9.254cm">
          <text:p text:style-name="P7"><text:span text:style-name="T3">isAnyChar ?</text:span></text:p>
          <text:p text:style-name="P7"><text:span text:style-name="T3">createTag</text:span></text:p>
          <text:p text:style-name="P7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73" draw:start-glue-point="7" draw:end-shape="id74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75" draw:start-glue-point="7" draw:end-shape="id70" draw:end-glue-point="7">
          <text:p text:style-name="P3"/>
        </draw:connector>
        <draw:custom-shape draw:style-name="submachine" draw:text-style-name="P6" draw:id="id77" draw:layer="layout" svg:width="6.71cm" svg:height="1.219cm" svg:x="2.943cm" svg:y="12.422cm">
          <text:p text:style-name="P6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76" draw:start-glue-point="5" draw:end-shape="id77">
          <text:p text:style-name="P3"/>
        </draw:connector>
        <draw:connector draw:style-name="gr3" draw:text-style-name="P4" draw:layer="layout" draw:type="curve" svg:x1="9.653cm" svg:y1="13.031cm" svg:x2="10.895cm" svg:y2="7.91cm" draw:start-shape="id77" draw:start-glue-point="1" draw:end-shape="id78">
          <text:p text:style-name="P3"/>
        </draw:connector>
        <draw:custom-shape draw:style-name="condition" draw:text-style-name="P7" draw:id="id79" draw:layer="layout" svg:width="4.296cm" svg:height="1.232cm" svg:x="11.427cm" svg:y="5.461cm">
          <text:p text:style-name="P7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0" draw:layer="layout" svg:width="5.402cm" svg:height="8.611cm" svg:x="20.345cm" svg:y="4.01cm">
          <text:p text:style-name="P6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79" draw:start-glue-point="7" draw:end-shape="id80" draw:end-glue-point="5">
          <text:p text:style-name="P3"/>
        </draw:connector>
        <draw:custom-shape draw:style-name="condition" draw:text-style-name="P7" draw:id="id81" draw:layer="layout" svg:width="4.992cm" svg:height="1.484cm" svg:x="20.523cm" svg:y="5.318cm">
          <text:p text:style-name="P7"><text:span text:style-name="T3">equal( &gt; ) ?</text:span></text:p>
          <text:p text:style-name="P7"><text:span text:style-name="T3">createEndTag</text:span></text:p>
          <text:p text:style-name="P7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81" draw:end-shape="id72" draw:end-glue-point="10">
          <text:p text:style-name="P3"/>
        </draw:connector>
        <draw:connector draw:style-name="gr3" draw:text-style-name="P4" draw:layer="layout" draw:type="curve" svg:x1="25.745cm" svg:y1="11.095cm" svg:x2="20.102cm" svg:y2="16.226cm" draw:start-shape="id82" draw:start-glue-point="7" draw:end-shape="id83">
          <text:p text:style-name="P3"/>
        </draw:connector>
        <draw:custom-shape draw:style-name="submachine" draw:text-style-name="P6" draw:id="id83" draw:layer="layout" svg:width="6.71cm" svg:height="1.219cm" svg:x="13.392cm" svg:y="15.617cm">
          <text:p text:style-name="P6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83" draw:start-glue-point="0" draw:end-shape="id78">
          <text:p text:style-name="P3"/>
        </draw:connector>
        <draw:connector draw:style-name="gr3" draw:text-style-name="P4" draw:layer="layout" draw:type="curve" draw:line-skew="-2.654cm" svg:x1="7.458cm" svg:y1="5.589cm" svg:x2="17.78cm" svg:y2="2.18cm" draw:start-shape="id84" draw:start-glue-point="7" draw:end-shape="id72" draw:end-glue-point="6">
          <text:p text:style-name="P3"/>
        </draw:connector>
        <draw:connector draw:style-name="gr3" draw:text-style-name="P4" draw:layer="layout" draw:line-skew="1.687cm" svg:x1="25.61cm" svg:y1="8.492cm" svg:x2="19.28cm" svg:y2="2.18cm" draw:start-shape="id85" draw:start-glue-point="7" draw:end-shape="id72" draw:end-glue-point="10">
          <text:p text:style-name="P3"/>
        </draw:connector>
        <draw:custom-shape draw:style-name="exit" draw:id="id74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887cm" svg:y1="8.004cm" svg:x2="18.523cm" svg:y2="11.24cm" draw:start-shape="id86" draw:start-glue-point="7" draw:end-shape="id74" draw:end-glue-point="4">
          <text:p text:style-name="P3"/>
        </draw:connector>
        <draw:custom-shape draw:style-name="gr4" draw:text-style-name="P4" draw:id="id84" draw:layer="layout" svg:width="5.473cm" svg:height="2.025cm" svg:x="1.985cm" svg:y="4.577cm">
          <text:p text:style-name="P7"><text:span text:style-name="T3">equal( &lt; ) ?</text:span></text:p>
          <text:p text:style-name="P7"><text:span text:style-name="T3">reportError(&gt; not found.)</text:span></text:p>
          <text:p text:style-name="P7"><text:span text:style-name="T3">createTag</text:span></text:p>
          <text:p text:style-name="P7"><text:span text:style-name="T3">pushBackChar</text:span></text:p>
          <text:p text:style-name="P7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69" draw:layer="layout" svg:width="5.216cm" svg:height="1.35cm" svg:x="2.115cm" svg:y="8.339cm">
          <text:p text:style-name="P7"><text:span text:style-name="T3">equal( : ) ?</text:span></text:p>
          <text:p text:style-name="P7"><text:span text:style-name="T3">rememberNameSpa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6" draw:layer="layout" svg:width="4.735cm" svg:height="1.814cm" svg:x="11.152cm" svg:y="7.098cm">
          <text:p text:style-name="P7"><text:span text:style-name="T3">equal( &lt; ) ?</text:span></text:p>
          <text:p text:style-name="P7"><text:span text:style-name="T3">reportError(&gt; not found.)</text:span></text:p>
          <text:p text:style-name="P7"><text:span text:style-name="T3">createTag</text:span></text:p>
          <text:p text:style-name="P7"><text:span text:style-name="T3">pushBackChar</text:span></text:p>
          <text:p text:style-name="P7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5" draw:layer="layout" svg:width="5.032cm" svg:height="1.814cm" svg:x="20.578cm" svg:y="7.586cm">
          <text:p text:style-name="P7"><text:span text:style-name="T3">equal( &lt; ) ?</text:span></text:p>
          <text:p text:style-name="P7"><text:span text:style-name="T3">reportError(&gt; not found.)</text:span></text:p>
          <text:p text:style-name="P7"><text:span text:style-name="T3">createTag</text:span></text:p>
          <text:p text:style-name="P7"><text:span text:style-name="T3">pushBackChar</text:span></text:p>
          <text:p text:style-name="P7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82" draw:layer="layout" svg:width="5.317cm" svg:height="2.43cm" svg:x="20.428cm" svg:y="9.881cm">
          <text:p text:style-name="P7"><text:span text:style-name="T3">isAnyChar ?</text:span></text:p>
          <text:p text:style-name="P7"><text:span text:style-name="T3">addToAttributeName( / )</text:span></text:p>
          <text:p text:style-name="P7"><text:span text:style-name="T3">reportError(/ is invalid in attr name)</text:span></text:p>
          <text:p text:style-name="P7"><text:span text:style-name="T3">pushBackChar</text:span></text:p>
          <text:p text:style-name="P7"><text:span text:style-name="T3">pushState(tagEnded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parser" draw:style-name="dp1" draw:master-page-name="Standard">
        <office:forms form:automatic-focus="false" form:apply-design-mode="false"/>
        <draw:frame draw:style-name="gr1" draw:text-style-name="P5" draw:layer="layout" svg:width="8.37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90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88" draw:layer="layout" svg:width="6.436cm" svg:height="10.628cm" svg:x="1.084cm" svg:y="1.985cm">
          <text:p text:style-name="P3"><text:span text:style-name="T2">searchAttribut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7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87" draw:start-glue-point="5" draw:end-shape="id88" draw:end-glue-point="5">
          <text:p text:style-name="P3"/>
        </draw:connector>
        <draw:custom-shape draw:style-name="condition" draw:text-style-name="P7" draw:id="id89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89" draw:start-glue-point="7" draw:end-shape="id90" draw:end-glue-point="6">
          <text:p text:style-name="P3"/>
        </draw:connector>
        <draw:custom-shape draw:style-name="condition" draw:text-style-name="P7" draw:id="id91" draw:layer="layout" svg:width="5.656cm" svg:height="0.888cm" svg:x="1.462cm" svg:y="8.288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92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8cm" svg:y1="8.731cm" svg:x2="20.75cm" svg:y2="6.292cm" draw:start-shape="id91" draw:start-glue-point="7" draw:end-shape="id92">
          <text:p text:style-name="P3"/>
        </draw:connector>
        <draw:connector draw:style-name="gr3" draw:text-style-name="P4" draw:layer="layout" draw:type="curve" draw:line-skew="-3.481cm" svg:x1="7.461cm" svg:y1="10.657cm" svg:x2="20.75cm" svg:y2="6.292cm" draw:start-shape="id93" draw:start-glue-point="7" draw:end-shape="id92">
          <text:p text:style-name="P3"/>
        </draw:connector>
        <draw:connector draw:style-name="gr3" draw:text-style-name="P4" draw:layer="layout" draw:line-skew="0.915cm" svg:x1="26.96cm" svg:y1="6.445cm" svg:x2="17.464cm" svg:y2="18.312cm" draw:start-shape="id94" draw:start-glue-point="7" draw:end-shape="id95" draw:end-glue-point="1">
          <text:p text:style-name="P3"/>
        </draw:connector>
        <draw:custom-shape draw:style-name="state" draw:text-style-name="P6" draw:id="id109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97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09cm" svg:y1="7.969cm" svg:x2="27.699cm" svg:y2="13.403cm" draw:start-shape="id96" draw:start-glue-point="7" draw:end-shape="id97">
          <text:p text:style-name="P3"/>
        </draw:connector>
        <draw:custom-shape draw:style-name="state" draw:text-style-name="P6" draw:id="id100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98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98" draw:start-glue-point="5" draw:end-shape="id92" draw:end-glue-point="6">
          <text:p text:style-name="P3"/>
        </draw:connector>
        <draw:custom-shape draw:style-name="condition" draw:text-style-name="P7" draw:id="id99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99" draw:start-glue-point="5" draw:end-shape="id100" draw:end-glue-point="7">
          <text:p text:style-name="P3"/>
        </draw:connector>
        <draw:custom-shape draw:style-name="condition" draw:text-style-name="P7" draw:id="id101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101" draw:start-glue-point="7" draw:end-shape="id100" draw:end-glue-point="7">
          <text:p text:style-name="P3"/>
        </draw:connector>
        <draw:connector draw:style-name="gr3" draw:text-style-name="P4" draw:layer="layout" draw:type="curve" svg:x1="11.435cm" svg:y1="12.267cm" svg:x2="9.607cm" svg:y2="14.2cm" draw:start-shape="id102" draw:start-glue-point="5" draw:end-shape="id103" draw:end-glue-point="11">
          <text:p text:style-name="P3"/>
        </draw:connector>
        <draw:connector draw:style-name="gr3" draw:text-style-name="P4" draw:layer="layout" draw:type="curve" svg:x1="21.276cm" svg:y1="3.327cm" svg:x2="15.451cm" svg:y2="3.055cm" draw:start-shape="id104" draw:start-glue-point="5" draw:end-shape="id90">
          <text:p text:style-name="P3"/>
        </draw:connector>
        <draw:connector draw:style-name="gr3" draw:text-style-name="P4" draw:layer="layout" draw:type="curve" svg:x1="16.976cm" svg:y1="13.961cm" svg:x2="17.464cm" svg:y2="18.312cm" draw:start-shape="id105" draw:start-glue-point="7" draw:end-shape="id95">
          <text:p text:style-name="P3"/>
        </draw:connector>
        <draw:custom-shape draw:style-name="condition" draw:text-style-name="P7" draw:id="id108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6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106" draw:start-glue-point="5" draw:end-shape="id88">
          <text:p text:style-name="P3"/>
        </draw:connector>
        <draw:custom-shape draw:style-name="submachine" draw:text-style-name="P6" draw:id="id95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107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107" draw:start-glue-point="7" draw:end-shape="id103" draw:end-glue-point="8">
          <text:p text:style-name="P3"/>
        </draw:connector>
        <draw:connector draw:style-name="gr3" draw:text-style-name="P4" draw:layer="layout" draw:line-skew="0cm -1.667cm" svg:x1="1.64cm" svg:y1="17.417cm" svg:x2="4.301cm" svg:y2="12.613cm" draw:start-shape="id108" draw:start-glue-point="5" draw:end-shape="id88" draw:end-glue-point="6">
          <text:p text:style-name="P3"/>
        </draw:connector>
        <draw:connector draw:style-name="gr3" draw:text-style-name="P4" draw:layer="layout" svg:x1="14.109cm" svg:y1="18.922cm" svg:x2="4.511cm" svg:y2="18.638cm" draw:start-shape="id95" draw:start-glue-point="2" draw:end-shape="id109" draw:end-glue-point="6">
          <text:p text:style-name="P3"/>
        </draw:connector>
        <draw:custom-shape draw:style-name="exit" draw:id="id103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5" draw:text-style-name="P4" draw:layer="layout" draw:line-skew="-0.244cm 7.46cm 1.285cm" svg:x1="1.432cm" svg:y1="7.091cm" svg:x2="17.464cm" svg:y2="18.312cm" draw:start-shape="id110" draw:start-glue-point="5" draw:end-shape="id95" draw:end-glue-point="1">
          <text:p text:style-name="P1"/>
        </draw:connector>
        <draw:custom-shape draw:style-name="condition" draw:text-style-name="P7" draw:id="id111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111" draw:start-glue-point="5" draw:end-shape="id90" draw:end-glue-point="8">
          <text:p text:style-name="P3"/>
        </draw:connector>
        <draw:custom-shape draw:style-name="gr4" draw:text-style-name="P4" draw:id="id110" draw:layer="layout" svg:width="5.735cm" svg:height="1.936cm" svg:x="1.432cm" svg:y="6.124cm">
          <text:p text:style-name="P3"><text:span text:style-name="T3">equal( = ) ?</text:span></text:p>
          <text:p text:style-name="P3"><text:span text:style-name="T3">reportError(Value without a name)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3" draw:layer="layout" svg:width="6.259cm" svg:height="1.755cm" svg:x="1.202cm" svg:y="9.78cm">
          <text:p text:style-name="P3"><text:span text:style-name="T3">isAnyChar ?</text:span></text:p>
          <text:p text:style-name="P3"><text:span text:style-name="T3">reportError(Name doesnot start with letter)</text:span></text:p>
          <text:p text:style-name="P3"><text:span text:style-name="T3">addToAttribute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4" draw:layer="layout" svg:width="5.549cm" svg:height="1.964cm" svg:x="21.276cm" svg:y="2.34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4" draw:layer="layout" svg:width="5.87cm" svg:height="1.08cm" svg:x="21.09cm" svg:y="5.906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96" draw:layer="layout" svg:width="5.831cm" svg:height="1.215cm" svg:x="21.078cm" svg:y="7.362cm">
          <text:p text:style-name="P3"><text:span text:style-name="T3">equal( " ) ?</text:span></text:p>
          <text:p text:style-name="P3"><text:span text:style-name="T3">reportError(No = before “)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2" draw:layer="layout" svg:width="5.284cm" svg:height="1.964cm" svg:x="11.435cm" svg:y="11.286cm">
          <text:p text:style-name="P3"><text:span text:style-name="T3">containedIn( &gt;&l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05" draw:layer="layout" svg:width="5.87cm" svg:height="1.08cm" svg:x="11.106cm" svg:y="13.422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Attribute Value Parser" draw:style-name="dp1" draw:master-page-name="Standard">
        <office:forms form:automatic-focus="false" form:apply-design-mode="false"/>
        <draw:custom-shape draw:style-name="state" draw:text-style-name="P6" draw:id="id115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12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12" draw:start-glue-point="0">
          <text:p text:style-name="P3"/>
        </draw:connector>
        <draw:custom-shape draw:style-name="state" draw:text-style-name="P6" draw:id="id117" draw:layer="layout" svg:width="6.436cm" svg:height="2.978cm" svg:x="2.135cm" svg:y="1.635cm">
          <text:p text:style-name="P3"><text:span text:style-name="T2">endAttributeValu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5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state" draw:text-style-name="P6" draw:id="id119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556cm" svg:x1="2.855cm" svg:y1="13.97cm" svg:x2="2.016cm" svg:y2="7.744cm" draw:start-shape="id113" draw:start-glue-point="5" draw:end-shape="id112" draw:end-glue-point="3">
          <text:p text:style-name="P3"/>
        </draw:connector>
        <draw:custom-shape draw:style-name="condition" draw:text-style-name="P7" draw:id="id114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14" draw:start-glue-point="5" draw:end-shape="id115" draw:end-glue-point="5">
          <text:p text:style-name="P3"/>
        </draw:connector>
        <draw:custom-shape draw:style-name="condition" draw:text-style-name="P3" draw:id="id118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4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6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16" draw:start-glue-point="7" draw:end-shape="id117" draw:end-glue-point="7">
          <text:p text:style-name="P3"/>
        </draw:connector>
        <draw:custom-shape draw:style-name="condition" draw:text-style-name="P7" draw:id="id121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18" draw:start-glue-point="7" draw:end-shape="id119">
          <text:p text:style-name="P3"/>
        </draw:connector>
        <draw:connector draw:style-name="gr3" draw:text-style-name="P4" draw:layer="layout" draw:type="curve" svg:x1="20.611cm" svg:y1="14.191cm" svg:x2="19.672cm" svg:y2="12.565cm" draw:start-shape="id120" draw:start-glue-point="5" draw:end-shape="id119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21" draw:start-glue-point="5" draw:end-shape="id119" draw:end-glue-point="5">
          <text:p text:style-name="P3"/>
        </draw:connector>
        <draw:custom-shape draw:style-name="exit" draw:id="id123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8.02cm" svg:y1="10.963cm" svg:x2="13.782cm" svg:y2="9.337cm" draw:start-shape="id122" draw:start-glue-point="7" draw:end-shape="id123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24" draw:start-glue-point="5" draw:end-shape="id123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25" draw:start-glue-point="7" draw:end-shape="id123" draw:end-glue-point="4">
          <text:p text:style-name="P3"/>
        </draw:connector>
        <draw:frame draw:style-name="gr6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  <draw:custom-shape draw:style-name="gr4" draw:text-style-name="P4" draw:id="id122" draw:layer="layout" svg:width="5.436cm" svg:height="1.754cm" svg:x="2.584cm" svg:y="10.087cm">
          <text:p text:style-name="P3"><text:span text:style-name="T3">equal( &gt; ) ?</text:span></text:p>
          <text:p text:style-name="P3"><text:span text:style-name="T3">reportError(No attr value)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13" draw:layer="layout" svg:width="5.265cm" svg:height="1.215cm" svg:x="2.855cm" svg:y="13.363cm">
          <text:p text:style-name="P3"><text:span text:style-name="T3">equal( " ) ?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20" draw:layer="layout" svg:width="5.995cm" svg:height="1.777cm" svg:x="20.611cm" svg:y="13.303cm">
          <text:p text:style-name="P3"><text:span text:style-name="T3">equal( " ) ?</text:span></text:p>
          <text:p text:style-name="P3"><text:span text:style-name="T3">addCharToBuffer</text:span></text:p>
          <text:p text:style-name="P3"><text:span text:style-name="T3">reportError(Quotation inside att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Closing Element Parser" draw:style-name="dp1" draw:master-page-name="Standard">
        <office:forms form:automatic-focus="false" form:apply-design-mode="false"/>
        <draw:custom-shape draw:style-name="state" draw:text-style-name="P6" draw:id="id129" draw:layer="layout" svg:width="6.885cm" svg:height="8.488cm" svg:x="1.31cm" svg:y="7.135cm">
          <text:p text:style-name="P3"><text:span text:style-name="T2">closingElem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8" draw:layer="layout" svg:width="5.849cm" svg:height="1.199cm" svg:x="1.72cm" svg:y="10.224cm">
          <text:p text:style-name="P3"><text:span text:style-name="T3">isWhiteSpace ?</text:span></text:p>
          <text:p text:style-name="P3"><text:span text:style-name="T3">repotError(Starts with wsp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0" draw:layer="layout" svg:width="5.706cm" svg:height="1.437cm" svg:x="1.733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27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925cm" svg:y1="9.207cm" svg:x2="13.408cm" svg:y2="3.931cm" draw:start-shape="id126" draw:start-glue-point="7" draw:end-shape="id127">
          <text:p text:style-name="P3"/>
        </draw:connector>
        <draw:custom-shape draw:style-name="state" draw:text-style-name="P6" draw:id="id131" draw:layer="layout" svg:width="6.519cm" svg:height="8.5cm" svg:x="11.116cm" svg:y="7.135cm">
          <text:p text:style-name="P3"><text:span text:style-name="T2">closingElementNam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33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4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6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37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cm" svg:y1="10.823cm" svg:x2="1.31cm" svg:y2="11.378cm" draw:start-shape="id128" draw:start-glue-point="5" draw:end-shape="id129" draw:end-glue-point="5">
          <text:p text:style-name="P3"/>
        </draw:connector>
        <draw:connector draw:style-name="gr3" draw:text-style-name="P4" draw:layer="layout" draw:type="curve" svg:x1="7.439cm" svg:y1="12.488cm" svg:x2="11.116cm" svg:y2="11.384cm" draw:start-shape="id130" draw:start-glue-point="7" draw:end-shape="id131" draw:end-glue-point="5">
          <text:p text:style-name="P3"/>
        </draw:connector>
        <draw:connector draw:style-name="gr3" draw:text-style-name="P4" draw:layer="layout" draw:type="curve" svg:x1="7.773cm" svg:y1="14.412cm" svg:x2="11.116cm" svg:y2="11.384cm" draw:start-shape="id132" draw:start-glue-point="7" draw:end-shape="id131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33" draw:start-glue-point="7" draw:end-shape="id127">
          <text:p text:style-name="P3"/>
        </draw:connector>
        <draw:custom-shape draw:style-name="state" draw:text-style-name="P6" draw:id="id135" draw:layer="layout" svg:width="6.519cm" svg:height="8.52cm" svg:x="21.096cm" svg:y="7.075cm">
          <text:p text:style-name="P3"><text:span text:style-name="T2">closingElementSkip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34" draw:start-glue-point="7" draw:end-shape="id135">
          <text:p text:style-name="P3"/>
        </draw:connector>
        <draw:connector draw:style-name="gr3" draw:text-style-name="P4" draw:layer="layout" draw:type="curve" svg:x1="11.899cm" svg:y1="12.105cm" svg:x2="11.116cm" svg:y2="11.384cm" draw:start-shape="id136" draw:start-glue-point="5" draw:end-shape="id131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37" draw:start-glue-point="5" draw:end-shape="id131">
          <text:p text:style-name="P3"/>
        </draw:connector>
        <draw:custom-shape draw:style-name="condition" draw:text-style-name="P7" draw:id="id138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38" draw:start-glue-point="5" draw:end-shape="id127">
          <text:p text:style-name="P3"/>
        </draw:connector>
        <draw:custom-shape draw:style-name="condition" draw:text-style-name="P7" draw:id="id139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9" draw:start-glue-point="7" draw:end-shape="id135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  <draw:custom-shape draw:style-name="gr4" draw:text-style-name="P4" draw:id="id126" draw:layer="layout" svg:width="6.345cm" svg:height="1.485cm" svg:x="1.58cm" svg:y="8.465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reportError(Empty closing element)</text:span></text:p>
          <text:p text:style-name="P3"><text:span text:style-name="T3">popStat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draw:id="id132" draw:layer="layout" svg:width="6.21cm" svg:height="1.485cm" svg:x="1.563cm" svg:y="13.67cm">
          <text:p text:style-name="P3"><text:span text:style-name="T3">isAnyChar ?</text:span></text:p>
          <text:p text:style-name="P3"><text:span text:style-name="T3">reportError(Invalid char in name)</text:span></text:p>
          <text:p text:style-name="P3"><text:span text:style-name="T3">addToTagNam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8-31T12:20:34</dc:date>
    <dc:language>de-DE</dc:language>
    <meta:editing-cycles>66</meta:editing-cycles>
    <meta:editing-duration>PT21H16M20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